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ross-List_From_Proj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rom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Lines 9-15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Lines 160-172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Line 17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 159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Line 17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 office:value-type="string">
            <text:p>Line 176-18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Everywhere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Line 624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Line 656 and 660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 84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 office:value-type="string">
            <text:p>Line 626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Line 229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 office:value-type="string">
            <text:p>Line 73-76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Line 383-39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Line 564-611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Line 221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Line 383-39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 office:value-type="string">
            <text:p>Lines 637-652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Line 102-15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 office:value-type="string">
            <text:p>Line 262+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 office:value-type="string">
            <text:p>Line 383-39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Line 198-221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 office:value-type="string">
            <text:p>Line 446 and 464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Lines 138-143 and Line 632-667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30">
            <text:p>3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unctions 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Function Prototypes</text:p>
          </table:table-cell>
          <table:table-cell table:style-name="ce9" office:value-type="string">
            <text:p>Lines 24-26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lways use prototype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Pass by Value</text:p>
          </table:table-cell>
          <table:table-cell table:style-name="ce9" office:value-type="string">
            <text:p>Line 43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return</text:p>
          </table:table-cell>
          <table:table-cell table:style-name="ce9" office:value-type="string">
            <text:p>Line 228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 value from a function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returning boolean</text:p>
          </table:table-cell>
          <table:table-cell table:style-name="ce9" office:value-type="string">
            <text:p>Lines 72-77 and 663-66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Global Variables</text:p>
          </table:table-cell>
          <table:table-cell table:style-name="ce9"/>
          <table:table-cell table:style-name="ce7" office:value-type="string">
            <text:p>XXX</text:p>
          </table:table-cell>
          <table:table-cell table:style-name="ce9" office:value-type="string">
            <text:p>Do not use global variables -100 pt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tatic variables</text:p>
          </table:table-cell>
          <table:table-cell table:style-name="ce9" office:value-type="string">
            <text:p>Lines 143-17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defaulted arguments</text:p>
          </table:table-cell>
          <table:table-cell table:style-name="ce9" office:value-type="string">
            <text:p>Line 4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pass by referenc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overloading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exit() function</text:p>
          </table:table-cell>
          <table:table-cell table:style-name="ce9" office:value-type="string">
            <text:p>Line 13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string">
            <text:p>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string">
            <text:p>1 to 6</text:p>
          </table:table-cell>
          <table:table-cell table:style-name="ce9" office:value-type="string">
            <text:p>Single Dimensioned Arrays</text:p>
          </table:table-cell>
          <table:table-cell table:style-name="ce9" office:value-type="string">
            <text:p>Lines 152-154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Parallel Array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ingle Dimensioned as Function Arguments</text:p>
          </table:table-cell>
          <table:table-cell table:style-name="ce9" office:value-type="string">
            <text:p>Line 149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2 Dimensioned Arrays</text:p>
          </table:table-cell>
          <table:table-cell table:style-name="ce9" office:value-type="string">
            <text:p>nt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STL Vector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Arrays to and from Functions</text:p>
          </table:table-cell>
          <table:table-cell table:style-name="ce9" office:value-type="string">
            <text:p>Line 95</text:p>
          </table:table-cell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Vectors to and from Function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8">
            <text:p>8</text:p>
          </table:table-cell>
          <table:table-cell table:style-name="ce7"/>
          <table:table-cell table:style-name="ce9" office:value-type="string">
            <text:p>Searching and Sorting 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Bubble Sor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Selection Sor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9" office:value-type="string">
            <text:p>Linear or Binary Search</text:p>
          </table:table-cell>
          <table:table-cell table:style-name="ce9" office:value-type="string">
            <text:p>Line 437-438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34])" office:value-type="float" office:value="70">
            <text:p>70</text:p>
          </table:table-cell>
          <table:table-cell table:style-name="ce9" office:value-type="string">
            <text:p>Other 30 points from Proj 1 first sheet tab</text:p>
          </table:table-cell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20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8-02-06T20:45:11.99</dc:date>
    <meta:editing-duration>PT5H38M47S</meta:editing-duration>
    <meta:editing-cycles>21</meta:editing-cycles>
    <meta:generator>OpenOffice/4.1.2$Win32 OpenOffice.org_project/412m3$Build-9782</meta:generator>
    <meta:document-statistic meta:table-count="2" meta:cell-count="249" meta:object-count="0"/>
  </office:meta>
</office:document-meta>
</file>